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65" calcext:value-type="float">
            <text:p>66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12" calcext:value-type="float">
            <text:p>612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67" calcext:value-type="float">
            <text:p>46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32" calcext:value-type="float">
            <text:p>232</text:p>
          </table:table-cell>
          <table:table-cell table:style-name="ce23" office:value-type="float" office:value="212" calcext:value-type="float">
            <text:p>212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983" calcext:value-type="float">
            <text:p>1983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601" calcext:value-type="float">
            <text:p>601</text:p>
          </table:table-cell>
          <table:table-cell table:style-name="ce23" office:value-type="float" office:value="1069" calcext:value-type="float">
            <text:p>1069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46" calcext:value-type="float">
            <text:p>6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office:value-type="float" office:value="489" calcext:value-type="float">
            <text:p>489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190" calcext:value-type="float">
            <text:p>219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89" calcext:value-type="float">
            <text:p>589</text:p>
          </table:table-cell>
          <table:table-cell table:style-name="ce23" office:value-type="float" office:value="1437" calcext:value-type="float">
            <text:p>1437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208" calcext:value-type="float">
            <text:p>220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15" calcext:value-type="float">
            <text:p>515</text:p>
          </table:table-cell>
          <table:table-cell table:style-name="ce23" office:value-type="float" office:value="1596" calcext:value-type="float">
            <text:p>1596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39" calcext:value-type="float">
            <text:p>10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1" calcext:value-type="float">
            <text:p>211</text:p>
          </table:table-cell>
          <table:table-cell table:style-name="ce23" office:value-type="float" office:value="814" calcext:value-type="float">
            <text:p>814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351" calcext:value-type="float">
            <text:p>635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06" calcext:value-type="float">
            <text:p>1806</text:p>
          </table:table-cell>
          <table:table-cell table:style-name="ce23" office:value-type="float" office:value="4484" calcext:value-type="float">
            <text:p>4484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4041" calcext:value-type="float">
            <text:p>14041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7343" calcext:value-type="float">
            <text:p>7343</text:p>
          </table:table-cell>
          <table:table-cell table:style-name="ce23" office:value-type="float" office:value="6330" calcext:value-type="float">
            <text:p>6330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148" calcext:value-type="float">
            <text:p>11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9" calcext:value-type="float">
            <text:p>289</text:p>
          </table:table-cell>
          <table:table-cell table:style-name="ce23" office:value-type="float" office:value="847" calcext:value-type="float">
            <text:p>847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61" calcext:value-type="float">
            <text:p>13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1" calcext:value-type="float">
            <text:p>591</text:p>
          </table:table-cell>
          <table:table-cell table:style-name="ce23" office:value-type="float" office:value="764" calcext:value-type="float">
            <text:p>764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03" calcext:value-type="float">
            <text:p>80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722" calcext:value-type="float">
            <text:p>722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919" calcext:value-type="float">
            <text:p>29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2687" calcext:value-type="float">
            <text:p>2687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0589" calcext:value-type="float">
            <text:p>30589</text:p>
          </table:table-cell>
          <table:table-cell table:style-name="ce24" office:value-type="float" office:value="3903" calcext:value-type="float">
            <text:p>3903</text:p>
          </table:table-cell>
          <table:table-cell table:style-name="ce24" office:value-type="float" office:value="6707" calcext:value-type="float">
            <text:p>6707</text:p>
          </table:table-cell>
          <table:table-cell table:style-name="ce23" office:value-type="float" office:value="19979" calcext:value-type="float">
            <text:p>19979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30" calcext:value-type="float">
            <text:p>3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01" calcext:value-type="float">
            <text:p>301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37" calcext:value-type="float">
            <text:p>10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6" calcext:value-type="float">
            <text:p>206</text:p>
          </table:table-cell>
          <table:table-cell table:style-name="ce23" office:value-type="float" office:value="792" calcext:value-type="float">
            <text:p>792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3430" calcext:value-type="float">
            <text:p>23430</text:p>
          </table:table-cell>
          <table:table-cell table:style-name="ce24" office:value-type="float" office:value="1328" calcext:value-type="float">
            <text:p>1328</text:p>
          </table:table-cell>
          <table:table-cell table:style-name="ce24" office:value-type="float" office:value="173" calcext:value-type="float">
            <text:p>173</text:p>
          </table:table-cell>
          <table:table-cell table:style-name="ce23" office:value-type="float" office:value="21929" calcext:value-type="float">
            <text:p>21929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28" calcext:value-type="float">
            <text:p>28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85" calcext:value-type="float">
            <text:p>68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582" calcext:value-type="float">
            <text:p>582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97" calcext:value-type="float">
            <text:p>49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1" calcext:value-type="float">
            <text:p>161</text:p>
          </table:table-cell>
          <table:table-cell table:style-name="ce23" office:value-type="float" office:value="309" calcext:value-type="float">
            <text:p>309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45" calcext:value-type="float">
            <text:p>45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20" calcext:value-type="float">
            <text:p>8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710" calcext:value-type="float">
            <text:p>710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5680" calcext:value-type="float">
            <text:p>25680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7758" calcext:value-type="float">
            <text:p>7758</text:p>
          </table:table-cell>
          <table:table-cell table:style-name="ce23" office:value-type="float" office:value="17142" calcext:value-type="float">
            <text:p>17142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525" calcext:value-type="float">
            <text:p>752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367" calcext:value-type="float">
            <text:p>2367</text:p>
          </table:table-cell>
          <table:table-cell table:style-name="ce23" office:value-type="float" office:value="5076" calcext:value-type="float">
            <text:p>5076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3213" calcext:value-type="float">
            <text:p>83213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 office:value-type="float" office:value="78039" calcext:value-type="float">
            <text:p>78039</text:p>
          </table:table-cell>
          <table:table-cell table:style-name="ce23" office:value-type="float" office:value="1829" calcext:value-type="float">
            <text:p>1829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852" calcext:value-type="float">
            <text:p>2852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19" calcext:value-type="float">
            <text:p>319</text:p>
          </table:table-cell>
          <table:table-cell table:style-name="ce23" office:value-type="float" office:value="2421" calcext:value-type="float">
            <text:p>2421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12" calcext:value-type="float">
            <text:p>6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2" calcext:value-type="float">
            <text:p>62</text:p>
          </table:table-cell>
          <table:table-cell table:style-name="ce23" office:value-type="float" office:value="547" calcext:value-type="float">
            <text:p>547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26" calcext:value-type="float">
            <text:p>6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9" calcext:value-type="float">
            <text:p>89</text:p>
          </table:table-cell>
          <table:table-cell table:style-name="ce23" office:value-type="float" office:value="531" calcext:value-type="float">
            <text:p>531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50" calcext:value-type="float">
            <text:p>165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00" calcext:value-type="float">
            <text:p>400</text:p>
          </table:table-cell>
          <table:table-cell table:style-name="ce23" office:value-type="float" office:value="1225" calcext:value-type="float">
            <text:p>1225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26" calcext:value-type="float">
            <text:p>7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1" calcext:value-type="float">
            <text:p>121</text:p>
          </table:table-cell>
          <table:table-cell table:style-name="ce23" office:value-type="float" office:value="584" calcext:value-type="float">
            <text:p>584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62" calcext:value-type="float">
            <text:p>66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585" calcext:value-type="float">
            <text:p>585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059" calcext:value-type="float">
            <text:p>6059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519" calcext:value-type="float">
            <text:p>519</text:p>
          </table:table-cell>
          <table:table-cell table:style-name="ce23" office:value-type="float" office:value="5397" calcext:value-type="float">
            <text:p>5397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35" calcext:value-type="float">
            <text:p>2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198" calcext:value-type="float">
            <text:p>198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513" calcext:value-type="float">
            <text:p>6513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2403" calcext:value-type="float">
            <text:p>2403</text:p>
          </table:table-cell>
          <table:table-cell table:style-name="ce23" office:value-type="float" office:value="3825" calcext:value-type="float">
            <text:p>3825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9" calcext:value-type="float">
            <text:p>619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98" calcext:value-type="float">
            <text:p>29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255" calcext:value-type="float">
            <text:p>255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167" calcext:value-type="float">
            <text:p>316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office:value-type="float" office:value="2838" calcext:value-type="float">
            <text:p>2838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529" calcext:value-type="float">
            <text:p>7529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597" calcext:value-type="float">
            <text:p>597</text:p>
          </table:table-cell>
          <table:table-cell table:style-name="ce23" office:value-type="float" office:value="6577" calcext:value-type="float">
            <text:p>6577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7" calcext:value-type="float">
            <text:p>1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09" calcext:value-type="float">
            <text:p>109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32" calcext:value-type="float">
            <text:p>13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2" calcext:value-type="float">
            <text:p>102</text:p>
          </table:table-cell>
          <table:table-cell table:style-name="ce23" office:value-type="float" office:value="1202" calcext:value-type="float">
            <text:p>1202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4" calcext:value-type="float">
            <text:p>7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57" calcext:value-type="float">
            <text:p>57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064" calcext:value-type="float">
            <text:p>306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705" calcext:value-type="float">
            <text:p>2705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7875" calcext:value-type="float">
            <text:p>137875</text:p>
          </table:table-cell>
          <table:table-cell table:style-name="ce24" office:value-type="float" office:value="14986" calcext:value-type="float">
            <text:p>14986</text:p>
          </table:table-cell>
          <table:table-cell table:style-name="ce24" office:value-type="float" office:value="28001" calcext:value-type="float">
            <text:p>28001</text:p>
          </table:table-cell>
          <table:table-cell table:style-name="ce23" office:value-type="float" office:value="94888" calcext:value-type="float">
            <text:p>94888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72" calcext:value-type="float">
            <text:p>27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8" calcext:value-type="float">
            <text:p>68</text:p>
          </table:table-cell>
          <table:table-cell table:style-name="ce23" office:value-type="float" office:value="201" calcext:value-type="float">
            <text:p>201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0072" calcext:value-type="float">
            <text:p>130072</text:p>
          </table:table-cell>
          <table:table-cell table:style-name="ce24" office:value-type="float" office:value="3194" calcext:value-type="float">
            <text:p>3194</text:p>
          </table:table-cell>
          <table:table-cell table:style-name="ce24" office:value-type="float" office:value="64300" calcext:value-type="float">
            <text:p>64300</text:p>
          </table:table-cell>
          <table:table-cell table:style-name="ce23" office:value-type="float" office:value="62578" calcext:value-type="float">
            <text:p>62578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66" calcext:value-type="float">
            <text:p>56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554" calcext:value-type="float">
            <text:p>554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145" calcext:value-type="float">
            <text:p>214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777" calcext:value-type="float">
            <text:p>1777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56" calcext:value-type="float">
            <text:p>15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132" calcext:value-type="float">
            <text:p>132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19" calcext:value-type="float">
            <text:p>3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302" calcext:value-type="float">
            <text:p>302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97" calcext:value-type="float">
            <text:p>39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65" calcext:value-type="float">
            <text:p>365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458" calcext:value-type="float">
            <text:p>145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20" calcext:value-type="float">
            <text:p>120</text:p>
          </table:table-cell>
          <table:table-cell table:style-name="ce23" office:value-type="float" office:value="1229" calcext:value-type="float">
            <text:p>1229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11" calcext:value-type="float">
            <text:p>17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33" calcext:value-type="float">
            <text:p>933</text:p>
          </table:table-cell>
          <table:table-cell table:style-name="ce23" office:value-type="float" office:value="770" calcext:value-type="float">
            <text:p>770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453" calcext:value-type="float">
            <text:p>1045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181" calcext:value-type="float">
            <text:p>1181</text:p>
          </table:table-cell>
          <table:table-cell table:style-name="ce23" office:value-type="float" office:value="8914" calcext:value-type="float">
            <text:p>8914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557" calcext:value-type="float">
            <text:p>4557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380" calcext:value-type="float">
            <text:p>380</text:p>
          </table:table-cell>
          <table:table-cell table:style-name="ce23" office:value-type="float" office:value="3778" calcext:value-type="float">
            <text:p>3778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78" calcext:value-type="float">
            <text:p>137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17" calcext:value-type="float">
            <text:p>717</text:p>
          </table:table-cell>
          <table:table-cell table:style-name="ce23" office:value-type="float" office:value="583" calcext:value-type="float">
            <text:p>583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647" calcext:value-type="float">
            <text:p>10647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0257" calcext:value-type="float">
            <text:p>10257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3303" calcext:value-type="float">
            <text:p>73303</text:p>
          </table:table-cell>
          <table:table-cell table:style-name="ce24" office:value-type="float" office:value="4585" calcext:value-type="float">
            <text:p>4585</text:p>
          </table:table-cell>
          <table:table-cell table:style-name="ce24" office:value-type="float" office:value="45983" calcext:value-type="float">
            <text:p>45983</text:p>
          </table:table-cell>
          <table:table-cell table:style-name="ce23" office:value-type="float" office:value="22735" calcext:value-type="float">
            <text:p>22735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1586" calcext:value-type="float">
            <text:p>11586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855" calcext:value-type="float">
            <text:p>1855</text:p>
          </table:table-cell>
          <table:table-cell table:style-name="ce23" office:value-type="float" office:value="9615" calcext:value-type="float">
            <text:p>9615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59516" calcext:value-type="float">
            <text:p>159516</text:p>
          </table:table-cell>
          <table:table-cell table:style-name="ce24" office:value-type="float" office:value="20465" calcext:value-type="float">
            <text:p>20465</text:p>
          </table:table-cell>
          <table:table-cell table:style-name="ce24" office:value-type="float" office:value="35435" calcext:value-type="float">
            <text:p>35435</text:p>
          </table:table-cell>
          <table:table-cell table:style-name="ce23" office:value-type="float" office:value="103616" calcext:value-type="float">
            <text:p>103616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370" calcext:value-type="float">
            <text:p>7370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84" calcext:value-type="float">
            <text:p>784</text:p>
          </table:table-cell>
          <table:table-cell table:style-name="ce23" office:value-type="float" office:value="6463" calcext:value-type="float">
            <text:p>6463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91" calcext:value-type="float">
            <text:p>39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5" calcext:value-type="float">
            <text:p>215</text:p>
          </table:table-cell>
          <table:table-cell table:style-name="ce23" office:value-type="float" office:value="169" calcext:value-type="float">
            <text:p>169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91" calcext:value-type="float">
            <text:p>109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8" calcext:value-type="float">
            <text:p>138</text:p>
          </table:table-cell>
          <table:table-cell table:style-name="ce23" office:value-type="float" office:value="941" calcext:value-type="float">
            <text:p>941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08" calcext:value-type="float">
            <text:p>2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3" office:value-type="float" office:value="159" calcext:value-type="float">
            <text:p>159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83" calcext:value-type="float">
            <text:p>28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218" calcext:value-type="float">
            <text:p>218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00" calcext:value-type="float">
            <text:p>13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3" office:value-type="float" office:value="1148" calcext:value-type="float">
            <text:p>1148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19" calcext:value-type="float">
            <text:p>41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7" calcext:value-type="float">
            <text:p>67</text:p>
          </table:table-cell>
          <table:table-cell table:style-name="ce23" office:value-type="float" office:value="347" calcext:value-type="float">
            <text:p>347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55" calcext:value-type="float">
            <text:p>65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634" calcext:value-type="float">
            <text:p>634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32" calcext:value-type="float">
            <text:p>6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0" calcext:value-type="float">
            <text:p>80</text:p>
          </table:table-cell>
          <table:table-cell table:style-name="ce23" office:value-type="float" office:value="532" calcext:value-type="float">
            <text:p>532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9" calcext:value-type="float">
            <text:p>4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62" calcext:value-type="float">
            <text:p>106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1" calcext:value-type="float">
            <text:p>101</text:p>
          </table:table-cell>
          <table:table-cell table:style-name="ce23" office:value-type="float" office:value="937" calcext:value-type="float">
            <text:p>937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292" calcext:value-type="float">
            <text:p>329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00" calcext:value-type="float">
            <text:p>500</text:p>
          </table:table-cell>
          <table:table-cell table:style-name="ce23" office:value-type="float" office:value="2723" calcext:value-type="float">
            <text:p>2723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6" calcext:value-type="float">
            <text:p>1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817" calcext:value-type="float">
            <text:p>481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276" calcext:value-type="float">
            <text:p>2276</text:p>
          </table:table-cell>
          <table:table-cell table:style-name="ce23" office:value-type="float" office:value="2464" calcext:value-type="float">
            <text:p>2464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3" calcext:value-type="float">
            <text:p>1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3" office:value-type="float" office:value="87" calcext:value-type="float">
            <text:p>87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84" calcext:value-type="float">
            <text:p>38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337" calcext:value-type="float">
            <text:p>337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273" calcext:value-type="float">
            <text:p>273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661" calcext:value-type="float">
            <text:p>4661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1843" calcext:value-type="float">
            <text:p>1843</text:p>
          </table:table-cell>
          <table:table-cell table:style-name="ce23" office:value-type="float" office:value="2522" calcext:value-type="float">
            <text:p>2522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12" calcext:value-type="float">
            <text:p>17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1570" calcext:value-type="float">
            <text:p>1570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74" calcext:value-type="float">
            <text:p>27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6" calcext:value-type="float">
            <text:p>266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63" calcext:value-type="float">
            <text:p>1763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1434" calcext:value-type="float">
            <text:p>1434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2" calcext:value-type="float">
            <text:p>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6710" calcext:value-type="float">
            <text:p>26710</text:p>
          </table:table-cell>
          <table:table-cell table:style-name="ce24" office:value-type="float" office:value="2833" calcext:value-type="float">
            <text:p>2833</text:p>
          </table:table-cell>
          <table:table-cell table:style-name="ce24" office:value-type="float" office:value="295" calcext:value-type="float">
            <text:p>295</text:p>
          </table:table-cell>
          <table:table-cell table:style-name="ce23" office:value-type="float" office:value="23582" calcext:value-type="float">
            <text:p>23582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349" calcext:value-type="float">
            <text:p>134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46" calcext:value-type="float">
            <text:p>546</text:p>
          </table:table-cell>
          <table:table-cell table:style-name="ce23" office:value-type="float" office:value="798" calcext:value-type="float">
            <text:p>798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29" calcext:value-type="float">
            <text:p>52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5" calcext:value-type="float">
            <text:p>75</text:p>
          </table:table-cell>
          <table:table-cell table:style-name="ce23" office:value-type="float" office:value="442" calcext:value-type="float">
            <text:p>442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43" calcext:value-type="float">
            <text:p>34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242" calcext:value-type="float">
            <text:p>242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54" calcext:value-type="float">
            <text:p>85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772" calcext:value-type="float">
            <text:p>772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603" calcext:value-type="float">
            <text:p>660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437" calcext:value-type="float">
            <text:p>6437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27" calcext:value-type="float">
            <text:p>7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4" calcext:value-type="float">
            <text:p>124</text:p>
          </table:table-cell>
          <table:table-cell table:style-name="ce23" office:value-type="float" office:value="599" calcext:value-type="float">
            <text:p>599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496" calcext:value-type="float">
            <text:p>549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095" calcext:value-type="float">
            <text:p>1095</text:p>
          </table:table-cell>
          <table:table-cell table:style-name="ce23" office:value-type="float" office:value="4308" calcext:value-type="float">
            <text:p>4308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400" calcext:value-type="float">
            <text:p>3400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9" calcext:value-type="float">
            <text:p>29</text:p>
          </table:table-cell>
          <table:table-cell table:style-name="ce23" office:value-type="float" office:value="3284" calcext:value-type="float">
            <text:p>3284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47" calcext:value-type="float">
            <text:p>1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19" calcext:value-type="float">
            <text:p>119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784" calcext:value-type="float">
            <text:p>978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2642" calcext:value-type="float">
            <text:p>2642</text:p>
          </table:table-cell>
          <table:table-cell table:style-name="ce23" office:value-type="float" office:value="6926" calcext:value-type="float">
            <text:p>6926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932" calcext:value-type="float">
            <text:p>4932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42" calcext:value-type="float">
            <text:p>242</text:p>
          </table:table-cell>
          <table:table-cell table:style-name="ce23" office:value-type="float" office:value="4375" calcext:value-type="float">
            <text:p>4375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934" calcext:value-type="float">
            <text:p>6934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87" calcext:value-type="float">
            <text:p>487</text:p>
          </table:table-cell>
          <table:table-cell table:style-name="ce23" office:value-type="float" office:value="6202" calcext:value-type="float">
            <text:p>6202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6934" calcext:value-type="float">
            <text:p>16934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277" calcext:value-type="float">
            <text:p>277</text:p>
          </table:table-cell>
          <table:table-cell table:style-name="ce23" office:value-type="float" office:value="16122" calcext:value-type="float">
            <text:p>16122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231" calcext:value-type="float">
            <text:p>32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4" calcext:value-type="float">
            <text:p>334</text:p>
          </table:table-cell>
          <table:table-cell table:style-name="ce23" office:value-type="float" office:value="2890" calcext:value-type="float">
            <text:p>2890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89" calcext:value-type="float">
            <text:p>18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70" calcext:value-type="float">
            <text:p>70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537" calcext:value-type="float">
            <text:p>10537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7447" calcext:value-type="float">
            <text:p>7447</text:p>
          </table:table-cell>
          <table:table-cell table:style-name="ce23" office:value-type="float" office:value="2873" calcext:value-type="float">
            <text:p>2873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633" calcext:value-type="float">
            <text:p>6633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914" calcext:value-type="float">
            <text:p>914</text:p>
          </table:table-cell>
          <table:table-cell table:style-name="ce23" office:value-type="float" office:value="5388" calcext:value-type="float">
            <text:p>5388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8328" calcext:value-type="float">
            <text:p>1832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470" calcext:value-type="float">
            <text:p>1470</text:p>
          </table:table-cell>
          <table:table-cell table:style-name="ce23" office:value-type="float" office:value="16710" calcext:value-type="float">
            <text:p>16710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56" calcext:value-type="float">
            <text:p>35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268" calcext:value-type="float">
            <text:p>268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934" calcext:value-type="float">
            <text:p>493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805" calcext:value-type="float">
            <text:p>805</text:p>
          </table:table-cell>
          <table:table-cell table:style-name="ce23" office:value-type="float" office:value="4064" calcext:value-type="float">
            <text:p>4064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91" calcext:value-type="float">
            <text:p>29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8" calcext:value-type="float">
            <text:p>178</text:p>
          </table:table-cell>
          <table:table-cell table:style-name="ce23" office:value-type="float" office:value="111" calcext:value-type="float">
            <text:p>111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054" calcext:value-type="float">
            <text:p>405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969" calcext:value-type="float">
            <text:p>3969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918" calcext:value-type="float">
            <text:p>29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6" calcext:value-type="float">
            <text:p>586</text:p>
          </table:table-cell>
          <table:table-cell table:style-name="ce23" office:value-type="float" office:value="2323" calcext:value-type="float">
            <text:p>2323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69" calcext:value-type="float">
            <text:p>76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660" calcext:value-type="float">
            <text:p>660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212" calcext:value-type="float">
            <text:p>121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office:value-type="float" office:value="1005" calcext:value-type="float">
            <text:p>1005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272" calcext:value-type="float">
            <text:p>227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835" calcext:value-type="float">
            <text:p>1835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0099" calcext:value-type="float">
            <text:p>170099</text:p>
          </table:table-cell>
          <table:table-cell table:style-name="ce24" office:value-type="float" office:value="17756" calcext:value-type="float">
            <text:p>17756</text:p>
          </table:table-cell>
          <table:table-cell table:style-name="ce24" office:value-type="float" office:value="64727" calcext:value-type="float">
            <text:p>64727</text:p>
          </table:table-cell>
          <table:table-cell table:style-name="ce23" office:value-type="float" office:value="87616" calcext:value-type="float">
            <text:p>87616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17" calcext:value-type="float">
            <text:p>2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154" calcext:value-type="float">
            <text:p>154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0948" calcext:value-type="float">
            <text:p>10948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9648" calcext:value-type="float">
            <text:p>9648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5688" calcext:value-type="float">
            <text:p>25688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office:value-type="float" office:value="13700" calcext:value-type="float">
            <text:p>13700</text:p>
          </table:table-cell>
          <table:table-cell table:style-name="ce23" office:value-type="float" office:value="10850" calcext:value-type="float">
            <text:p>10850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93" calcext:value-type="float">
            <text:p>39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9" calcext:value-type="float">
            <text:p>109</text:p>
          </table:table-cell>
          <table:table-cell table:style-name="ce23" office:value-type="float" office:value="278" calcext:value-type="float">
            <text:p>278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9" calcext:value-type="float">
            <text:p>39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579" calcext:value-type="float">
            <text:p>257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88" calcext:value-type="float">
            <text:p>1288</text:p>
          </table:table-cell>
          <table:table-cell table:style-name="ce23" office:value-type="float" office:value="1251" calcext:value-type="float">
            <text:p>1251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7" calcext:value-type="float">
            <text:p>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3" office:value-type="float" office:value="45" calcext:value-type="float">
            <text:p>45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13" calcext:value-type="float">
            <text:p>1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89" calcext:value-type="float">
            <text:p>89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26" calcext:value-type="float">
            <text:p>7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649" calcext:value-type="float">
            <text:p>649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1049" calcext:value-type="float">
            <text:p>61049</text:p>
          </table:table-cell>
          <table:table-cell table:style-name="ce24" office:value-type="float" office:value="1296" calcext:value-type="float">
            <text:p>1296</text:p>
          </table:table-cell>
          <table:table-cell table:style-name="ce24" office:value-type="float" office:value="3957" calcext:value-type="float">
            <text:p>3957</text:p>
          </table:table-cell>
          <table:table-cell table:style-name="ce23" office:value-type="float" office:value="55796" calcext:value-type="float">
            <text:p>55796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102" calcext:value-type="float">
            <text:p>310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7" calcext:value-type="float">
            <text:p>97</text:p>
          </table:table-cell>
          <table:table-cell table:style-name="ce23" office:value-type="float" office:value="2912" calcext:value-type="float">
            <text:p>2912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521" calcext:value-type="float">
            <text:p>45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52" calcext:value-type="float">
            <text:p>852</text:p>
          </table:table-cell>
          <table:table-cell table:style-name="ce23" office:value-type="float" office:value="3644" calcext:value-type="float">
            <text:p>3644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9570" calcext:value-type="float">
            <text:p>89570</text:p>
          </table:table-cell>
          <table:table-cell table:style-name="ce24" office:value-type="float" office:value="11347" calcext:value-type="float">
            <text:p>11347</text:p>
          </table:table-cell>
          <table:table-cell table:style-name="ce24" office:value-type="float" office:value="304" calcext:value-type="float">
            <text:p>304</text:p>
          </table:table-cell>
          <table:table-cell table:style-name="ce23" office:value-type="float" office:value="77919" calcext:value-type="float">
            <text:p>77919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80" calcext:value-type="float">
            <text:p>48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241" calcext:value-type="float">
            <text:p>241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580619" calcext:value-type="float">
            <text:p>580619</text:p>
          </table:table-cell>
          <table:table-cell table:style-name="ce24" office:value-type="float" office:value="23529" calcext:value-type="float">
            <text:p>23529</text:p>
          </table:table-cell>
          <table:table-cell table:style-name="ce24" office:value-type="float" office:value="43482" calcext:value-type="float">
            <text:p>43482</text:p>
          </table:table-cell>
          <table:table-cell table:style-name="ce23" office:value-type="float" office:value="615608" calcext:value-type="float">
            <text:p>615608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998" calcext:value-type="float">
            <text:p>99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5" calcext:value-type="float">
            <text:p>85</text:p>
          </table:table-cell>
          <table:table-cell table:style-name="ce23" office:value-type="float" office:value="909" calcext:value-type="float">
            <text:p>909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265" calcext:value-type="float">
            <text:p>2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6" calcext:value-type="float">
            <text:p>146</text:p>
          </table:table-cell>
          <table:table-cell table:style-name="ce23" office:value-type="float" office:value="119" calcext:value-type="float">
            <text:p>119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248" calcext:value-type="float">
            <text:p>248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4054" calcext:value-type="float">
            <text:p>405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769" calcext:value-type="float">
            <text:p>76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3 23:07:54</text:p>
          </table:table-cell>
          <table:table-cell table:style-name="ce23" office:value-type="float" office:value="854" calcext:value-type="float">
            <text:p>85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772" calcext:value-type="float">
            <text:p>772</text:p>
          </table:table-cell>
        </table:table-row>
        <table:table-row table:style-name="ro1" table:number-rows-repeated="3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9" table:default-cell-style-name="ce26"/>
        <table:table-column table:style-name="co10" table:default-cell-style-name="ce26"/>
        <table:table-column table:style-name="co8" table:number-columns-repeated="3" table:default-cell-style-name="ce26"/>
        <table:table-column table:style-name="co8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50733" calcext:value-type="float">
            <text:p>950733</text:p>
          </table:table-cell>
          <table:table-cell table:formula="of:=SUMIF([$all_data.$C$2:$all_data.$C$182];[.$A2];[$all_data.F$2:$all_data.F$182])" office:value-type="float" office:value="81156" calcext:value-type="float">
            <text:p>81156</text:p>
          </table:table-cell>
          <table:table-cell table:formula="of:=SUMIF([$all_data.$C$2:$all_data.$C$182];[.$A2];[$all_data.G$2:$all_data.G$182])" office:value-type="float" office:value="234076" calcext:value-type="float">
            <text:p>234076</text:p>
          </table:table-cell>
          <table:table-cell table:formula="of:=SUMIF([$all_data.$C$2:$all_data.$C$182];[.$A2];[$all_data.H$2:$all_data.H$182])" office:value-type="float" office:value="635501" calcext:value-type="float">
            <text:p>635501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10960" calcext:value-type="float">
            <text:p>610960</text:p>
          </table:table-cell>
          <table:table-cell table:formula="of:=SUMIF([$all_data.$C$2:$all_data.$C$182];[.$A3];[$all_data.F$2:$all_data.F$182])" office:value-type="float" office:value="24605" calcext:value-type="float">
            <text:p>24605</text:p>
          </table:table-cell>
          <table:table-cell table:formula="of:=SUMIF([$all_data.$C$2:$all_data.$C$182];[.$A3];[$all_data.G$2:$all_data.G$182])" office:value-type="float" office:value="53083" calcext:value-type="float">
            <text:p>53083</text:p>
          </table:table-cell>
          <table:table-cell table:formula="of:=SUMIF([$all_data.$C$2:$all_data.$C$182];[.$A3];[$all_data.H$2:$all_data.H$182])" office:value-type="float" office:value="635272" calcext:value-type="float">
            <text:p>63527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65993" calcext:value-type="float">
            <text:p>165993</text:p>
          </table:table-cell>
          <table:table-cell table:formula="of:=SUMIF([$all_data.$C$2:$all_data.$C$182];[.$A4];[$all_data.F$2:$all_data.F$182])" office:value-type="float" office:value="5293" calcext:value-type="float">
            <text:p>5293</text:p>
          </table:table-cell>
          <table:table-cell table:formula="of:=SUMIF([$all_data.$C$2:$all_data.$C$182];[.$A4];[$all_data.G$2:$all_data.G$182])" office:value-type="float" office:value="96937" calcext:value-type="float">
            <text:p>96937</text:p>
          </table:table-cell>
          <table:table-cell table:formula="of:=SUMIF([$all_data.$C$2:$all_data.$C$182];[.$A4];[$all_data.H$2:$all_data.H$182])" office:value-type="float" office:value="63763" calcext:value-type="float">
            <text:p>63763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2029" calcext:value-type="float">
            <text:p>102029</text:p>
          </table:table-cell>
          <table:table-cell table:formula="of:=SUMIF([$all_data.$C$2:$all_data.$C$182];[.$A5];[$all_data.F$2:$all_data.F$182])" office:value-type="float" office:value="4911" calcext:value-type="float">
            <text:p>4911</text:p>
          </table:table-cell>
          <table:table-cell table:formula="of:=SUMIF([$all_data.$C$2:$all_data.$C$182];[.$A5];[$all_data.G$2:$all_data.G$182])" office:value-type="float" office:value="51120" calcext:value-type="float">
            <text:p>51120</text:p>
          </table:table-cell>
          <table:table-cell table:formula="of:=SUMIF([$all_data.$C$2:$all_data.$C$182];[.$A5];[$all_data.H$2:$all_data.H$182])" office:value-type="float" office:value="45998" calcext:value-type="float">
            <text:p>4599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5141" calcext:value-type="float">
            <text:p>55141</text:p>
          </table:table-cell>
          <table:table-cell table:formula="of:=SUMIF([$all_data.$C$2:$all_data.$C$182];[.$A6];[$all_data.F$2:$all_data.F$182])" office:value-type="float" office:value="2250" calcext:value-type="float">
            <text:p>2250</text:p>
          </table:table-cell>
          <table:table-cell table:formula="of:=SUMIF([$all_data.$C$2:$all_data.$C$182];[.$A6];[$all_data.G$2:$all_data.G$182])" office:value-type="float" office:value="7054" calcext:value-type="float">
            <text:p>7054</text:p>
          </table:table-cell>
          <table:table-cell table:formula="of:=SUMIF([$all_data.$C$2:$all_data.$C$182];[.$A6];[$all_data.H$2:$all_data.H$182])" office:value-type="float" office:value="45837" calcext:value-type="float">
            <text:p>4583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5202" calcext:value-type="float">
            <text:p>15202</text:p>
          </table:table-cell>
          <table:table-cell table:formula="of:=SUMIF([$all_data.$C$2:$all_data.$C$182];[.$A7];[$all_data.F$2:$all_data.F$182])" office:value-type="float" office:value="829" calcext:value-type="float">
            <text:p>829</text:p>
          </table:table-cell>
          <table:table-cell table:formula="of:=SUMIF([$all_data.$C$2:$all_data.$C$182];[.$A7];[$all_data.G$2:$all_data.G$182])" office:value-type="float" office:value="2905" calcext:value-type="float">
            <text:p>2905</text:p>
          </table:table-cell>
          <table:table-cell table:formula="of:=SUMIF([$all_data.$C$2:$all_data.$C$182];[.$A7];[$all_data.H$2:$all_data.H$182])"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702" calcext:value-type="float">
            <text:p>7702</text:p>
          </table:table-cell>
          <table:table-cell table:formula="of:=SUMIF([$all_data.$C$2:$all_data.$C$182];[.$A8];[$all_data.F$2:$all_data.F$182])" office:value-type="float" office:value="66" calcext:value-type="float">
            <text:p>66</text:p>
          </table:table-cell>
          <table:table-cell table:formula="of:=SUMIF([$all_data.$C$2:$all_data.$C$182];[.$A8];[$all_data.G$2:$all_data.G$182])" office:value-type="float" office:value="2352" calcext:value-type="float">
            <text:p>2352</text:p>
          </table:table-cell>
          <table:table-cell table:formula="of:=SUMIF([$all_data.$C$2:$all_data.$C$182];[.$A8];[$all_data.H$2:$all_data.H$182])" office:value-type="float" office:value="5284" calcext:value-type="float">
            <text:p>52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8463" calcext:value-type="float">
            <text:p>8463</text:p>
          </table:table-cell>
          <table:table-cell table:formula="of:=SUMIF([$all_data.$C$2:$all_data.$C$182];[.$A9];[$all_data.F$2:$all_data.F$182])" office:value-type="float" office:value="353" calcext:value-type="float">
            <text:p>353</text:p>
          </table:table-cell>
          <table:table-cell table:formula="of:=SUMIF([$all_data.$C$2:$all_data.$C$182];[.$A9];[$all_data.G$2:$all_data.G$182])" office:value-type="float" office:value="421" calcext:value-type="float">
            <text:p>421</text:p>
          </table:table-cell>
          <table:table-cell table:formula="of:=SUMIF([$all_data.$C$2:$all_data.$C$182];[.$A9];[$all_data.H$2:$all_data.H$182])" office:value-type="float" office:value="7689" calcext:value-type="float">
            <text:p>7689</text:p>
          </table:table-cell>
          <table:table-cell/>
        </table:table-row>
      </table:table>
      <table:table table:name="major_continent" table:style-name="ta1">
        <table:table-column table:style-name="co11" table:default-cell-style-name="ce26"/>
        <table:table-column table:style-name="co8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50733" calcext:value-type="float">
            <text:p>950733</text:p>
          </table:table-cell>
          <table:table-cell table:formula="of:=SUMIF([$all_data.$C$2:$all_data.$C$182];[.$A2];[$all_data.F$2:$all_data.F$182])" office:value-type="float" office:value="81156" calcext:value-type="float">
            <text:p>81156</text:p>
          </table:table-cell>
          <table:table-cell table:formula="of:=SUMIF([$all_data.$C$2:$all_data.$C$182];[.$A2];[$all_data.G$2:$all_data.G$182])" office:value-type="float" office:value="234076" calcext:value-type="float">
            <text:p>234076</text:p>
          </table:table-cell>
          <table:table-cell table:formula="of:=SUMIF([$all_data.$C$2:$all_data.$C$182];[.$A2];[$all_data.H$2:$all_data.H$182])" office:value-type="float" office:value="635501" calcext:value-type="float">
            <text:p>63550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10960" calcext:value-type="float">
            <text:p>610960</text:p>
          </table:table-cell>
          <table:table-cell table:formula="of:=SUMIF([$all_data.$C$2:$all_data.$C$182];[.$A3];[$all_data.F$2:$all_data.F$182])" office:value-type="float" office:value="24605" calcext:value-type="float">
            <text:p>24605</text:p>
          </table:table-cell>
          <table:table-cell table:formula="of:=SUMIF([$all_data.$C$2:$all_data.$C$182];[.$A3];[$all_data.G$2:$all_data.G$182])" office:value-type="float" office:value="53083" calcext:value-type="float">
            <text:p>53083</text:p>
          </table:table-cell>
          <table:table-cell table:formula="of:=SUMIF([$all_data.$C$2:$all_data.$C$182];[.$A3];[$all_data.H$2:$all_data.H$182])" office:value-type="float" office:value="635272" calcext:value-type="float">
            <text:p>63527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65993" calcext:value-type="float">
            <text:p>165993</text:p>
          </table:table-cell>
          <table:table-cell table:formula="of:=SUMIF([$all_data.$C$2:$all_data.$C$182];[.$A4];[$all_data.F$2:$all_data.F$182])" office:value-type="float" office:value="5293" calcext:value-type="float">
            <text:p>5293</text:p>
          </table:table-cell>
          <table:table-cell table:formula="of:=SUMIF([$all_data.$C$2:$all_data.$C$182];[.$A4];[$all_data.G$2:$all_data.G$182])" office:value-type="float" office:value="96937" calcext:value-type="float">
            <text:p>96937</text:p>
          </table:table-cell>
          <table:table-cell table:formula="of:=SUMIF([$all_data.$C$2:$all_data.$C$182];[.$A4];[$all_data.H$2:$all_data.H$182])" office:value-type="float" office:value="63763" calcext:value-type="float">
            <text:p>63763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2029" calcext:value-type="float">
            <text:p>102029</text:p>
          </table:table-cell>
          <table:table-cell table:formula="of:=SUMIF([$all_data.$C$2:$all_data.$C$182];[.$A5];[$all_data.F$2:$all_data.F$182])" office:value-type="float" office:value="4911" calcext:value-type="float">
            <text:p>4911</text:p>
          </table:table-cell>
          <table:table-cell table:formula="of:=SUMIF([$all_data.$C$2:$all_data.$C$182];[.$A5];[$all_data.G$2:$all_data.G$182])" office:value-type="float" office:value="51120" calcext:value-type="float">
            <text:p>51120</text:p>
          </table:table-cell>
          <table:table-cell table:formula="of:=SUMIF([$all_data.$C$2:$all_data.$C$182];[.$A5];[$all_data.H$2:$all_data.H$182])" office:value-type="float" office:value="45998" calcext:value-type="float">
            <text:p>45998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5141" calcext:value-type="float">
            <text:p>55141</text:p>
          </table:table-cell>
          <table:table-cell table:formula="of:=SUMIF([$all_data.$C$2:$all_data.$C$182];[.$A6];[$all_data.F$2:$all_data.F$182])" office:value-type="float" office:value="2250" calcext:value-type="float">
            <text:p>2250</text:p>
          </table:table-cell>
          <table:table-cell table:formula="of:=SUMIF([$all_data.$C$2:$all_data.$C$182];[.$A6];[$all_data.G$2:$all_data.G$182])" office:value-type="float" office:value="7054" calcext:value-type="float">
            <text:p>7054</text:p>
          </table:table-cell>
          <table:table-cell table:formula="of:=SUMIF([$all_data.$C$2:$all_data.$C$182];[.$A6];[$all_data.H$2:$all_data.H$182])" office:value-type="float" office:value="45837" calcext:value-type="float">
            <text:p>45837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2904" calcext:value-type="float">
            <text:p>22904</text:p>
          </table:table-cell>
          <table:table-cell table:formula="of:=SUM([$continent.C$7:$continent.C$8])" office:value-type="float" office:value="895" calcext:value-type="float">
            <text:p>895</text:p>
          </table:table-cell>
          <table:table-cell table:formula="of:=SUM([$continent.D$7:$continent.D$8])" office:value-type="float" office:value="5257" calcext:value-type="float">
            <text:p>5257</text:p>
          </table:table-cell>
          <table:table-cell table:formula="of:=SUM([$continent.E$7:$continent.E$8])" office:value-type="float" office:value="16752" calcext:value-type="float">
            <text:p>1675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2" table:default-cell-style-name="ce1"/>
        <table:table-column table:style-name="co8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916223" calcext:value-type="float">
            <text:p>1916223</text:p>
          </table:table-cell>
          <table:table-cell table:style-name="Default" table:formula="of:=SUM([$continent.C2:$continent.C9])" office:value-type="float" office:value="119463" calcext:value-type="float">
            <text:p>119463</text:p>
          </table:table-cell>
          <table:table-cell table:style-name="Default" table:formula="of:=SUM([$continent.D2:$continent.D9])" office:value-type="float" office:value="447948" calcext:value-type="float">
            <text:p>447948</text:p>
          </table:table-cell>
          <table:table-cell table:style-name="Default" table:formula="of:=[.B2]-[.C2]-[.D2]" office:value-type="float" office:value="1348812" calcext:value-type="float">
            <text:p>1348812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00-00-00</text:date>, <text:time style:data-style-name="N2" text:time-value="13:45:45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4T13:50:36.430000000</dc:date>
    <meta:editing-duration>PT7H37M24S</meta:editing-duration>
    <meta:editing-cycles>65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